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margin-top="0in" fo:margin-bottom="0in" loext:contextual-spacing="false"/>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a xlink:type="simple" xlink:href="javascript:void(0)" text:style-name="Internet_20_link" text:visited-style-name="Visited_20_Internet_20_Link">2-1 Discussion: The Project Charter</text:a> </text:h>
      <text:p text:style-name="P3">Michael Surdek posted Aug 5, 2021 10:57 PM</text:p>
      <text:section text:style-name="Sect1" text:name="d2l_1_307_144">
        <text:p text:style-name="P3"><text:bookmark text:name="d2l_1_306_971"/></text:p>
      </text:section>
      <text:section text:style-name="Sect1" text:name="d2l_1_308_889">
        <text:p text:style-name="Text_20_body">Although the project charter itself is what officially provides authority to a project manager, they are often responsible for managing the elements and meeting the expectations of the charter. In the initiating stage, once a problem to be solved and a project manager have been identified, they will be concerned with developing high level goals, budgets, milestones, success criteria, risks and limitations, as well as assessing assets, strategic objectives, and stakeholders. The information that is ultimately relevant for project authorization is then compiled into the deliverables of the initiating stage, the project charter, stakeholder register, and milestone chart.</text:p>
        <text:p text:style-name="Text_20_body">The roles of a project manager when it comes to the project charter include forming the team, setting project boundaries, managing stakeholders, and relating the project to the strategic objectives of the organization at large. The project manager's role in forming the team, which is necessary due to the project personnel element of the charter, involves recruiting members, verifying their interest and availability, and negotiating for their services. It is ideal to set project boundaries throughout many charter elements. These boundaries can include ranges for due dates and budgets, who can authorize any changes, and procedures for replacing the project manager. In general, the more that uncertain factors are prepared for in the charter, the more likely that issues can be resolved without delaying the project or reducing the probability of its success. Lastly, one of the most important responsibilities of the project manager in the initiating stage is assessing stakeholders and developing a plan for their satisfaction. Along with the creation of the stakeholder register, each individual should be consulted and the project charter should be formed with their feedback and opinions in mind, particular those of the stakeholders deemed most important, powerful, interested, and supportive. With that being said, the responsibility of a project manager is to not neglect negative stakeholders and their feedback, but rather to develop a project charter that sets the stage for the highest likelihood of success based on all relevant information at the time of initiation.</text:p>
        <text:p text:style-name="P1">References:</text:p>
        <text:p text:style-name="P2">"Module Two: Project Selection and Initiation.” 2021. MindEdge Inc. Retrieved from <text:a xlink:type="simple" xlink:href="https://snhu.mindedgeonline.com/content.php?cid=87513" text:style-name="Internet_20_link" text:visited-style-name="Visited_20_Internet_20_Link">https://snhu.mindedgeonline.com/content.php?cid=87513</text:a></text:p>
      </text:section>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6T17:49:59.835255099</meta:creation-date>
    <dc:date>2021-08-16T17:51:53.732882650</dc:date>
    <meta:editing-duration>PT1M53S</meta:editing-duration>
    <meta:editing-cycles>2</meta:editing-cycles>
    <meta:generator>LibreOffice/6.4.7.2$Linux_X86_64 LibreOffice_project/40$Build-2</meta:generator>
    <meta:document-statistic meta:table-count="0" meta:image-count="0" meta:object-count="0" meta:page-count="1" meta:paragraph-count="6" meta:word-count="367" meta:character-count="2487" meta:non-whitespace-character-count="2125"/>
  </office:meta>
</office:document-meta>
</file>